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70c" officeooo:paragraph-rsid="0016c70c"/>
    </style:style>
    <style:style style:name="P2" style:family="paragraph" style:parent-style-name="Standard">
      <style:text-properties officeooo:rsid="0016c70c" officeooo:paragraph-rsid="00184247"/>
    </style:style>
    <style:style style:name="P3" style:family="paragraph" style:parent-style-name="Standard">
      <style:text-properties officeooo:paragraph-rsid="0016c70c"/>
    </style:style>
    <style:style style:name="P4" style:family="paragraph" style:parent-style-name="Standard">
      <style:text-properties officeooo:paragraph-rsid="00184247"/>
    </style:style>
    <style:style style:name="P5" style:family="paragraph" style:parent-style-name="Standard">
      <style:text-properties officeooo:rsid="00184247" officeooo:paragraph-rsid="00184247"/>
    </style:style>
    <style:style style:name="P6" style:family="paragraph" style:parent-style-name="Standard">
      <style:text-properties officeooo:rsid="001a6acd" officeooo:paragraph-rsid="001a6acd"/>
    </style:style>
    <style:style style:name="P7" style:family="paragraph" style:parent-style-name="Standard">
      <style:text-properties officeooo:paragraph-rsid="001b0029"/>
    </style:style>
    <style:style style:name="T1" style:family="text">
      <style:text-properties officeooo:rsid="0016c70c"/>
    </style:style>
    <style:style style:name="T2" style:family="text">
      <style:text-properties officeooo:rsid="00184247"/>
    </style:style>
    <style:style style:name="T3" style:family="text">
      <style:text-properties officeooo:rsid="00192ce5"/>
    </style:style>
    <style:style style:name="T4" style:family="text">
      <style:text-properties officeooo:rsid="001a6acd"/>
    </style:style>
    <style:style style:name="T5" style:family="text">
      <style:text-properties officeooo:rsid="001b00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ternarias</text:p>
      <text:p text:style-name="P1"/>
      <text:p text:style-name="P1">1-</text:p>
      <text:p text:style-name="P1">curso(cod-cur, nombre, titulación, descripción)</text:p>
      <text:p text:style-name="P1">cp(cod-cur)</text:p>
      <text:p text:style-name="P1"/>
      <text:p text:style-name="P1">profesor(nombre, dni, categoría)</text:p>
      <text:p text:style-name="P1">cp(dni)</text:p>
      <text:p text:style-name="P1"/>
      <text:p text:style-name="P1">asignatura(cod-as, nombre, horas, departamento, especialidad)</text:p>
      <text:p text:style-name="P3"><text:span text:style-name="T1">co(cod-as)</text:span></text:p>
      <text:p text:style-name="P3"/>
      <text:p text:style-name="P3"><text:span text:style-name="T1">docencia(cur, dni, as)</text:span></text:p>
      <text:p text:style-name="P1">cp(cur, dni, as)</text:p>
      <text:p text:style-name="P1">caj(cur)→ curso(cod-cur)</text:p>
      <text:p text:style-name="P1">caj(dni)→ profesor(dni)</text:p>
      <text:p text:style-name="P1">caj(as)→ asignatura(cod-as)</text:p>
      <text:p text:style-name="P1"/>
      <text:p text:style-name="P1">2-</text:p>
      <text:p text:style-name="P1">curso(cod-cur, nombre, titulación, descripción, dni, cod-as)</text:p>
      <text:p text:style-name="P1">cp(cod-cur)</text:p>
      <text:p text:style-name="P1"/>
      <text:p text:style-name="P1">profesor(nombre, dni, categoría)</text:p>
      <text:p text:style-name="P1">cp(dni)</text:p>
      <text:p text:style-name="P1"/>
      <text:p text:style-name="P1">asignatura(cod-as, nombre, horas, departamento, especialidad)</text:p>
      <text:p text:style-name="P1">co(cod-as)</text:p>
      <text:p text:style-name="P1"/>
      <text:p text:style-name="P3"><text:span text:style-name="T1">docencia(cur, dni, as)</text:span></text:p>
      <text:p text:style-name="P1">cp(cur, dni)</text:p>
      <text:p text:style-name="P1">vnn(cod-as)</text:p>
      <text:p text:style-name="P1">caj(cur)→ curso(cod-cur)</text:p>
      <text:p text:style-name="P1">caj(dni)→ profesor(dni)</text:p>
      <text:p text:style-name="P1">caj(as)→ asignatura(cod-as)</text:p>
      <text:p text:style-name="P1"/>
      <text:p text:style-name="P1">3-</text:p>
      <text:p text:style-name="P1">curso(cod-cur, nombre, titulación, descripción, dni, cod-as)</text:p>
      <text:p text:style-name="P1">cp(cod-cur)</text:p>
      <text:p text:style-name="P1"/>
      <text:p text:style-name="P1">profesor(nombre, dni, categoría)</text:p>
      <text:p text:style-name="P1">cp(dni)</text:p>
      <text:p text:style-name="P1"/>
      <text:p text:style-name="P1">asignatura(cod-as, nombre, horas, departamento, especialidad)</text:p>
      <text:p text:style-name="P1">co(cod-as)</text:p>
      <text:p text:style-name="P1"/>
      <text:p text:style-name="P3"><text:span text:style-name="T1">docencia(cur, dni, as)</text:span></text:p>
      <text:p text:style-name="P1">cp(cur, dni)</text:p>
      <text:p text:style-name="P1">calt(<text:span text:style-name="T3">dni</text:span>, as)</text:p>
      <text:p text:style-name="P1">vnn(as)</text:p>
      <text:p text:style-name="P1">caj(cur)→ curso(cod-cur)</text:p>
      <text:p text:style-name="P1">caj(dni)→ profesor(dni)</text:p>
      <text:p text:style-name="P1">caj(as)→ asignatura(cod-as)</text:p>
      <text:p text:style-name="P1"><text:soft-page-break/></text:p>
      <text:p text:style-name="P1"/>
      <text:p text:style-name="P1">4-</text:p>
      <text:p text:style-name="P1">curso(cod-cur, nombre, titulación, descripción, dni, cod-as)</text:p>
      <text:p text:style-name="P1">cp(cod-cur)</text:p>
      <text:p text:style-name="P1"/>
      <text:p text:style-name="P1">profesor(nombre, dni, categoría)</text:p>
      <text:p text:style-name="P1">cp(dni)</text:p>
      <text:p text:style-name="P1"/>
      <text:p text:style-name="P1">asignatura(cod-as, nombre, horas, departamento, especialidad)</text:p>
      <text:p text:style-name="P1">co(cod-as)</text:p>
      <text:p text:style-name="P1"/>
      <text:p text:style-name="P4"><text:span text:style-name="T1">docencia(cur, dni, as)</text:span></text:p>
      <text:p text:style-name="P2">cp(<text:span text:style-name="T4">as</text:span>, dni)</text:p>
      <text:p text:style-name="P2">calt(cur, <text:span text:style-name="T4">dni</text:span>)</text:p>
      <text:p text:style-name="P6">calt(cur, as)</text:p>
      <text:p text:style-name="P2">vnn(<text:span text:style-name="T4">cur</text:span>)</text:p>
      <text:p text:style-name="P2">caj(cur)→ curso(cod-cur)</text:p>
      <text:p text:style-name="P2">caj(dni)→ profesor(dni)</text:p>
      <text:p text:style-name="P2">caj(as)→ asignatura(cod-as)</text:p>
      <text:p text:style-name="P2"/>
      <text:p text:style-name="P5">5-</text:p>
      <text:p text:style-name="P5">proyecto(descripción, código, titulación, tema)</text:p>
      <text:p text:style-name="P5">cp(código)</text:p>
      <text:p text:style-name="P5"/>
      <text:p text:style-name="P2">profesor(nombre, dni, categoría)</text:p>
      <text:p text:style-name="P2">cp(dni)</text:p>
      <text:p text:style-name="P2"/>
      <text:p text:style-name="P5">alumno(nombre, exp, especialidad)</text:p>
      <text:p text:style-name="P5">cp(exp)</text:p>
      <text:p text:style-name="P5"/>
      <text:p text:style-name="P5">tesis(codigo, dni, exp)</text:p>
      <text:p text:style-name="P4"><text:span text:style-name="T2">cp(</text:span><text:span text:style-name="T4">exp</text:span><text:span text:style-name="T2">, dni)</text:span></text:p>
      <text:p text:style-name="P4"><text:span text:style-name="T2">vnn(</text:span><text:span text:style-name="T4">codigo</text:span><text:span text:style-name="T2">)</text:span></text:p>
      <text:p text:style-name="P5">caj(codigo)→ proyecto(codigo)</text:p>
      <text:p text:style-name="P5">caj(dni)→ profesor(dni)</text:p>
      <text:p text:style-name="P5">caj(exp)→ alumno(exp)</text:p>
      <text:p text:style-name="P5"/>
      <text:p text:style-name="P5">6-</text:p>
      <text:p text:style-name="P2">asignatura(cod-as, nombre, horas, departamento, especialidad)</text:p>
      <text:p text:style-name="P2">co(cod-as)</text:p>
      <text:p text:style-name="P2"/>
      <text:p text:style-name="P2">profesor(nombre, dni, categoría)</text:p>
      <text:p text:style-name="P2">cp(dni)</text:p>
      <text:p text:style-name="P2"/>
      <text:p text:style-name="P5">alumno(nombre, exp, especialidad)</text:p>
      <text:p text:style-name="P5">cp(exp)</text:p>
      <text:p text:style-name="P5"/>
      <text:p text:style-name="P5">trab-FC(cod-as, dn<text:span text:style-name="T5">i</text:span>, exp)</text:p>
      <text:p text:style-name="P4"><text:span text:style-name="T2">cp(</text:span><text:span text:style-name="T5">exp</text:span><text:span text:style-name="T2">, dni)</text:span></text:p>
      <text:p text:style-name="P5">calt(cod-as, exp)</text:p>
      <text:p text:style-name="P7"><text:span text:style-name="T5">vnn(cod-as)</text:span></text:p>
      <text:p text:style-name="P5"><text:soft-page-break/>caj(cod-as)→ asignatura(cod-as)</text:p>
      <text:p text:style-name="P5">caj(dni)→ profesor(dni)</text:p>
      <text:p text:style-name="P5">caj(exp)→ alumno(exp)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08:04:44.098428084</meta:creation-date>
    <dc:date>2022-11-14T08:45:24.403870542</dc:date>
    <meta:editing-duration>PT9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2" meta:word-count="181" meta:character-count="1789" meta:non-whitespace-character-count="1690"/>
  </office:meta>
</office:document-meta>
</file>